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row>
                <mi>b</mi>
                <mo stretchy="false">∗</mo>
                <mi>i</mi>
              </mrow>
            </mrow>
          </mrow>
          <mo fence="true" stretchy="false">)</mo>
        </mrow>
        <mi>p</mi>
      </msup>
      <mrow>
        <mspace width="2em"/>
        <mo stretchy="false">=</mo>
        <mspace width="2em"/>
      </mrow>
      <mrow>
        <munderover>
          <mo stretchy="false">∑</mo>
          <mrow>
            <mi>n</mi>
            <mo stretchy="false">=</mo>
            <mn>0</mn>
          </mrow>
          <mrow>
            <mo fence="true" stretchy="false">⌈</mo>
            <mrow>
              <mfrac>
                <mrow>
                  <mi>p</mi>
                  <mo stretchy="false">−</mo>
                  <mn>1</mn>
                </mrow>
                <mn>2</mn>
              </mfrac>
            </mrow>
            <mo fence="true" stretchy="false">⌉</mo>
          </mrow>
        </munderover>
        <mrow>
          <mo fence="true" stretchy="true">(</mo>
          <mrow>
            <mtable>
              <mtr>
                <mtd>
                  <mi>p</mi>
                </mtd>
              </mtr>
              <mtr>
                <mtd>
                  <mrow>
                    <mn>2</mn>
                    <mi>n</mi>
                  </mrow>
                </mtd>
              </mtr>
            </mtable>
          </mrow>
          <mo fence="true" stretchy="true">)</mo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i>n</mi>
        </mrow>
      </msup>
      <msup>
        <mi>a</mi>
        <mrow>
          <mrow>
            <mi>p</mi>
            <mo stretchy="false">−</mo>
            <mn>2</mn>
          </mrow>
          <mi>n</mi>
        </mrow>
      </msup>
      <msup>
        <mi>b</mi>
        <mrow>
          <mn>2</mn>
          <mi>n</mi>
        </mrow>
      </msup>
      <mrow>
        <mspace width="2em"/>
        <mo stretchy="false">+</mo>
        <mspace width="2em"/>
      </mrow>
      <mi>i</mi>
      <mrow>
        <munderover>
          <mo stretchy="false">∑</mo>
          <mrow>
            <mi>n</mi>
            <mo stretchy="false">=</mo>
            <mn>0</mn>
          </mrow>
          <mrow>
            <mo fence="true" stretchy="false">⌊</mo>
            <mrow>
              <mfrac>
                <mrow>
                  <mi>p</mi>
                  <mo stretchy="false">−</mo>
                  <mn>1</mn>
                </mrow>
                <mn>2</mn>
              </mfrac>
            </mrow>
            <mo fence="true" stretchy="false">⌋</mo>
          </mrow>
        </munderover>
        <mrow>
          <mo fence="true" stretchy="true">(</mo>
          <mrow>
            <mtable>
              <mtr>
                <mtd>
                  <mi>p</mi>
                </mtd>
              </mtr>
              <mtr>
                <mtd>
                  <mrow>
                    <mn>2</mn>
                    <mrow>
                      <mi>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row>
            <mi>n</mi>
            <mo stretchy="false">+</mo>
            <mn>1</mn>
          </mrow>
        </mrow>
      </msup>
      <msup>
        <mi>a</mi>
        <mrow>
          <mrow>
            <mi>p</mi>
            <mo stretchy="false">−</mo>
            <mn>2</mn>
          </mrow>
          <mrow>
            <mi>n</mi>
            <mo stretchy="false">+</mo>
            <mn>1</mn>
          </mrow>
        </mrow>
      </msup>
      <msup>
        <mi>b</mi>
        <mrow>
          <mn>2</mn>
          <mrow>
            <mi>n</mi>
            <mo stretchy="false">+</mo>
            <mn>1</mn>
          </mrow>
        </mrow>
      </msup>
    </mrow>
    <annotation encoding="StarMath 5.0">(a+b*i)^p ~ = ~
sum from{n = 0} to{lceil {p-1} over 2 rceil } left ( binom{p}{2n}  right) (-1)^2n a^{p-2n} b^2n ~ + ~
i sum from{n = 0} to{lfloor {p-1} over 2 rfloor } left ( binom{p}{2n+1}  right) (-1)^{2n+1} a^{p-2n+1} b^{2n +1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6T23:19:59.175749913</meta:creation-date>
    <dc:date>2021-02-17T00:31:46.119636449</dc:date>
    <meta:editing-duration>PT40M6S</meta:editing-duration>
    <meta:editing-cycles>1</meta:editing-cycles>
    <meta:generator>LibreOffice/7.0.4.2$Linux_X86_64 LibreOffice_project/00$Build-2</meta:generator>
  </office:meta>
</office:document-meta>
</file>